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list-style-name="LFO3" style:family="paragraph"/>
    <style:style style:name="P4" style:parent-style-name="Normal" style:list-style-name="LFO3" style:family="paragraph"/>
    <style:style style:name="P5" style:parent-style-name="Normal" style:list-style-name="LFO3" style:family="paragraph"/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list-style-name="LFO4" style:family="paragraph"/>
    <style:style style:name="P9" style:parent-style-name="Normal" style:list-style-name="LFO4" style:family="paragraph"/>
    <style:style style:name="P10" style:parent-style-name="Normal" style:list-style-name="LFO4" style:family="paragraph"/>
    <style:style style:name="P11" style:parent-style-name="Normal" style:list-style-name="LFO4" style:family="paragraph"/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list-style-name="LFO5" style:family="paragraph"/>
    <style:style style:name="P14" style:parent-style-name="Normal" style:list-style-name="LFO5" style:family="paragraph"/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list-style-name="LFO6" style:family="paragraph"/>
    <style:style style:name="P17" style:parent-style-name="Normal" style:list-style-name="LFO6" style:family="paragraph"/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list-style-name="LFO8" style:family="paragraph"/>
    <style:style style:name="P20" style:parent-style-name="Normal" style:list-style-name="LFO8" style:family="paragraph"/>
    <style:style style:name="P21" style:parent-style-name="Normal" style:list-style-name="LFO8" style:family="paragraph"/>
    <style:style style:name="T22" style:parent-style-name="DefaultParagraphFont" style:family="text">
      <style:text-properties fo:language="en" fo:country="US"/>
    </style:style>
    <style:style style:name="P23" style:parent-style-name="Normal" style:list-style-name="LFO8" style:family="paragraph"/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list-style-name="LFO9" style:family="paragraph"/>
    <style:style style:name="P27" style:parent-style-name="Normal" style:list-style-name="LFO9" style:family="paragraph"/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list-style-name="LFO10" style:family="paragraph"/>
    <style:style style:name="P30" style:parent-style-name="Normal" style:list-style-name="LFO10" style:family="paragraph"/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list-style-name="LFO11" style:family="paragraph"/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list-style-name="LFO12" style:family="paragraph"/>
    <style:style style:name="P35" style:parent-style-name="Normal" style:list-style-name="LFO12" style:family="paragraph"/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list-style-name="LFO14" style:family="paragraph"/>
    <style:style style:name="P38" style:parent-style-name="Normal" style:list-style-name="LFO14" style:family="paragraph"/>
  </office:automatic-styles>
  <office:body>
    <office:text text:use-soft-page-breaks="true">
      <text:p text:style-name="P1">SQUELETTE DU RAPPORT</text:p>
      <text:p text:style-name="P2">1. Introduction</text:p>
      <text:list text:style-name="LFO3" text:continue-numbering="true">
        <text:list-item>
          <text:p text:style-name="P3">Présentation du problème :</text:p>
        </text:list-item>
        <text:list-item>
          <text:p text:style-name="P4">Objectif principal :</text:p>
        </text:list-item>
        <text:list-item>
          <text:p text:style-name="P5">Avantages :</text:p>
        </text:list-item>
      </text:list>
      <text:p text:style-name="P6">2. Analyse des Besoins</text:p>
      <text:p text:style-name="P7">2.1 Besoins Fonctionnels</text:p>
      <text:list text:style-name="LFO4" text:continue-numbering="true">
        <text:list-item>
          <text:p text:style-name="P8">Gestion des dossiers médicaux.</text:p>
        </text:list-item>
        <text:list-item>
          <text:p text:style-name="P9">Gestion des rendez-vous.</text:p>
        </text:list-item>
        <text:list-item>
          <text:p text:style-name="P10">Gestion des fiches patients.</text:p>
        </text:list-item>
        <text:list-item>
          <text:p text:style-name="P11">Génération automatique des certificats médicaux et ordonnances.</text:p>
        </text:list-item>
      </text:list>
      <text:p text:style-name="P12">2.2 Besoins Non Fonctionnels</text:p>
      <text:list text:style-name="LFO5" text:continue-numbering="true">
        <text:list-item>
          <text:p text:style-name="P13">Interface utilisateur intuitive.</text:p>
        </text:list-item>
        <text:list-item>
          <text:p text:style-name="P14">Accessibilité multi-plateforme (web, mobile).</text:p>
        </text:list-item>
      </text:list>
      <text:p text:style-name="P15">3. Conception</text:p>
      <text:list text:style-name="LFO6" text:continue-numbering="true">
        <text:list-item>
          <text:p text:style-name="P16">Cas d’utilisation : fonctionnalité de chaque profil.</text:p>
        </text:list-item>
        <text:list-item>
          <text:p text:style-name="P17">Classes<text:s/>: description, détail ….</text:p>
        </text:list-item>
      </text:list>
      <text:p text:style-name="P18">4. Développement</text:p>
      <text:list text:style-name="LFO8" text:continue-numbering="true">
        <text:list-item>
          <text:p text:style-name="P19">Technologies utilisées :<text:s/></text:p>
          <text:list text:continue-numbering="true">
            <text:list-item>
              <text:p text:style-name="P20">Front-end : React.js</text:p>
            </text:list-item>
            <text:list-item>
              <text:p text:style-name="P21"><text:span text:style-name="T22">Back-end : Node.js avec Express.js</text:span></text:p>
            </text:list-item>
          </text:list>
        </text:list-item>
        <text:list-item>
          <text:p text:style-name="P23">Description des API principales.</text:p>
        </text:list-item>
      </text:list>
      <text:p text:style-name="P24">5. Fonctionnalités</text:p>
      <text:p text:style-name="P25">5.1 Gestion des Dossiers Médicaux</text:p>
      <text:list text:style-name="LFO9" text:continue-numbering="true">
        <text:list-item>
          <text:p text:style-name="P26">Création, modification, et consultation des dossiers.</text:p>
        </text:list-item>
        <text:list-item>
          <text:p text:style-name="P27">Historique des consultations.</text:p>
        </text:list-item>
      </text:list>
      <text:p text:style-name="P28">5.2 Gestion des Rendez-vous</text:p>
      <text:list text:style-name="LFO10" text:continue-numbering="true">
        <text:list-item>
          <text:p text:style-name="P29">Saisie et gestion des rendez-vous via une interface intuitive.</text:p>
        </text:list-item>
        <text:list-item>
          <text:p text:style-name="P30">Notifications automatiques pour les rappels.</text:p>
        </text:list-item>
      </text:list>
      <text:p text:style-name="P31">5.3 Gestion des Fiches Patients</text:p>
      <text:list text:style-name="LFO11" text:continue-numbering="true">
        <text:list-item>
          <text:p text:style-name="P32">Fiches contenant les informations personnelles et historiques médicaux.</text:p>
        </text:list-item>
      </text:list>
      <text:soft-page-break/>
      <text:p text:style-name="P33">5.4 Génération de Documents</text:p>
      <text:list text:style-name="LFO12" text:continue-numbering="true">
        <text:list-item>
          <text:p text:style-name="P34">Ordonnances.</text:p>
        </text:list-item>
        <text:list-item>
          <text:p text:style-name="P35">Certificats médicaux.</text:p>
        </text:list-item>
      </text:list>
      <text:p text:style-name="P36">7. Conclusion et Perspectives</text:p>
      <text:list text:style-name="LFO14" text:continue-numbering="true">
        <text:list-item>
          <text:p text:style-name="P37">Résumé des bénéfices apportés par le logiciel.</text:p>
        </text:list-item>
        <text:list-item>
          <text:p text:style-name="P38">Améliorations futures possibles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amza Abdellahoum</meta:initial-creator>
    <dc:creator>Hamza Abdellahoum</dc:creator>
    <meta:creation-date>2024-12-23T11:45:00Z</meta:creation-date>
    <dc:date>2024-12-23T11:50:00Z</dc:date>
    <meta:template xlink:href="Normal" xlink:type="simple"/>
    <meta:editing-cycles>1</meta:editing-cycles>
    <meta:editing-duration>PT300S</meta:editing-duration>
    <meta:document-statistic meta:page-count="2" meta:paragraph-count="2" meta:word-count="182" meta:character-count="1183" meta:row-count="8" meta:non-whitespace-character-count="1003"/>
  </office:meta>
</office:document-meta>
</file>